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pace Game</text:p>
      <text:p text:style-name="Standard"/>
      <text:p text:style-name="Standard">Game in space, orbit around central planet, shoot bullets according to orbital mechanics.</text:p>
      <text:p text:style-name="Standard"/>
      <text:p text:style-name="Standard">Things come in from sides, shoot them before they reach planet and or kill you. </text:p>
      <text:p text:style-name="Standard">Things include: </text:p>
      <text:p text:style-name="Standard"><text:tab/>Asteroids</text:p>
      <text:p text:style-name="Standard"><text:tab/><text:tab/>Fall straight towards planet</text:p>
      <text:p text:style-name="Standard"><text:tab/><text:tab/>Some only vulnerable from certain angles, encourage trick shots</text:p>
      <text:p text:style-name="Standard"><text:tab/><text:tab/>Some fall with tangential velocity</text:p>
      <text:p text:style-name="Standard"><text:tab/>Enemy ships</text:p>
      <text:p text:style-name="Standard"><text:tab/><text:tab/>Distinguished from asteroids through acceleration.</text:p>
      <text:p text:style-name="Standard"><text:tab/><text:tab/>Reacts to player</text:p>
      <text:p text:style-name="Standard"><text:tab/><text:tab/>Some can shoot</text:p>
      <text:p text:style-name="Standard"><text:tab/><text:tab/>Focus on making interesting ships that act differently and are fun to fight</text:p>
      <text:p text:style-name="Standard"/>
      <text:p text:style-name="Standard">Planet has health, player has lives. Player defends planet. Getting killed leads to increasing respawn time. Ships hurt planet, bullets hurt ship. </text:p>
      <text:p text:style-name="Standard"/>
      <text:p text:style-name="Standard">Variety in things to shoot with:</text:p>
      <text:p text:style-name="Standard"><text:tab/>Standard gun</text:p>
      <text:p text:style-name="Standard"><text:tab/><text:tab/>Short cooldown</text:p>
      <text:p text:style-name="Standard"><text:tab/><text:tab/>If you miss, bullets are persistent, can come back and hit you.</text:p>
      <text:p text:style-name="Standard"><text:tab/><text:tab/>Path shown before shooting, requires motion prediction to hit.</text:p>
      <text:p text:style-name="Standard"><text:tab/>Other things possible:</text:p>
      <text:p text:style-name="Standard"><text:tab/><text:tab/>Mines</text:p>
      <text:p text:style-name="Standard"><text:tab/><text:tab/>Giant gun that causes ship to move significantly when fired, could be used to dodge</text:p>
      <text:p text:style-name="Standard"><text:tab/><text:tab/>“black hole” type gun, shoots out object that causes paths of ships near it to be altered.</text:p>
      <text:p text:style-name="Standard"><text:tab/><text:tab/>Homing rockets</text:p>
      <text:p text:style-name="Standard"><text:tab/><text:tab/>Smart gun that shows intersection with projected paths of enemies</text:p>
      <text:p text:style-name="Standard"><text:tab/><text:tab/>Variations on standard gun, three way shot, etc. Much more powerful, but many more <text:tab/><text:tab/><text:tab/>things you have to dodge.</text:p>
      <text:p text:style-name="Standard"><text:tab/>Game should have a tendency to become a self inflicted bullet hell, your own stuff coming back <text:tab/>to hit you is as dangerous as the enemi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9-14T17:16:49</meta:creation-date>
    <dc:date>2013-09-14T18:58:01.10</dc:date>
    <meta:editing-duration>PT42M59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27" meta:word-count="224" meta:character-count="1390"/>
  </office:meta>
</office:document-meta>
</file>